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54063027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3461388147771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56988048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34615294986517" text:continue-list="list13461388147771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56988048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34614873580993" text:continue-list="list134615294986517"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34614978040215"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4T13:46:13.676188100</dc:date>
    <meta:editing-duration>P13DT4H28M21S</meta:editing-duration>
    <meta:editing-cycles>583</meta:editing-cycles>
    <meta:generator>LibreOffice/25.2.4.3$Windows_X86_64 LibreOffice_project/33e196637044ead23f5c3226cde09b47731f7e27</meta:generator>
    <meta:document-statistic meta:table-count="4" meta:image-count="7" meta:object-count="0" meta:page-count="88" meta:paragraph-count="1228" meta:word-count="30499" meta:character-count="189160" meta:non-whitespace-character-count="15815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